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vertical-align="top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Small_20_Arrow" draw:fill-color="#ffd32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top" draw:auto-grow-height="false" fo:min-height="0cm" fo:min-width="0cm"/>
    </style:style>
    <style:style style:name="gr6" style:family="graphic" style:parent-style-name="objectwithoutfill">
      <style:graphic-properties svg:stroke-color="#cccccc" draw:fill="none" draw:textarea-vertical-align="middle"/>
    </style:style>
    <style:style style:name="gr7" style:family="graphic" style:parent-style-name="standard">
      <style:graphic-properties draw:fill-color="#000000" draw:textarea-vertical-align="middle"/>
    </style:style>
    <style:style style:name="gr8" style:family="graphic" style:parent-style-name="standard">
      <style:graphic-properties svg:stroke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style:paragraph-properties fo:text-align="justify"/>
      <style:text-properties fo:font-size="12pt" style:font-size-asian="12pt" style:font-size-complex="12pt"/>
    </style:style>
    <style:style style:name="P5" style:family="paragraph">
      <style:paragraph-properties fo:text-align="justify"/>
      <style:text-properties fo:font-size="12pt" fo:font-weight="bold" style:font-size-asian="12pt" style:font-size-complex="12pt"/>
    </style:style>
    <style:style style:name="P6" style:family="paragraph">
      <style:paragraph-properties fo:text-align="justify"/>
      <style:text-properties fo:font-size="12pt" fo:font-weight="normal" style:font-size-asian="12pt" style:font-size-complex="12pt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15cm" svg:x="1cm" svg:y="1cm">
          <text:p text:style-name="P1"/>
          <text:p text:style-name="P1"><text:span text:style-name="T1">Simulator PC</text:span></text:p>
        </draw:rect>
        <draw:custom-shape draw:style-name="gr2" draw:text-style-name="P2" xml:id="id3" draw:id="id3" draw:layer="layout" svg:width="4.8cm" svg:height="3cm" svg:x="1.35cm" svg:y="4.599cm">
          <draw:glue-point draw:id="8" svg:x="1.865cm" svg:y="5.004cm"/>
          <draw:glue-point draw:id="9" svg:x="5.002cm" svg:y="2.619cm"/>
          <draw:glue-point draw:id="10" svg:x="5.002cm" svg:y="-2.619cm"/>
          <text:p text:style-name="P2">Environment Simulator<text:line-break/>(Kjetil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4.8cm" svg:height="3cm" svg:x="14.85cm" svg:y="4.6cm">
          <draw:glue-point draw:id="8" svg:x="-2.014cm" svg:y="5.004cm"/>
          <draw:glue-point draw:id="9" svg:x="-5.001cm" svg:y="-2.621cm"/>
          <draw:glue-point draw:id="10" svg:x="-5cm" svg:y="2.616cm"/>
          <text:p text:style-name="P2">Dynamics Simulator<text:line-break/>(Even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9.2cm" svg:height="0.572cm" svg:x="5.9cm" svg:y="17.828cm">
          <draw:glue-point draw:id="8" svg:x="1.012cm" svg:y="-5.01cm"/>
          <draw:glue-point draw:id="9" svg:x="-1.083cm" svg:y="-5.01cm"/>
          <draw:glue-point draw:id="10" svg:x="-2.132cm" svg:y="-5.01cm"/>
          <draw:glue-point draw:id="11" svg:x="-3.18cm" svg:y="-5.01cm"/>
          <draw:glue-point draw:id="12" svg:x="2.141cm" svg:y="-5.01cm"/>
          <draw:glue-point draw:id="13" svg:x="3.27cm" svg:y="-5.01cm"/>
          <draw:glue-point draw:id="14" svg:x="-1.086cm" svg:y="5.034cm"/>
          <draw:glue-point draw:id="15" svg:x="1.195cm" svg:y="5.034cm"/>
          <text:p text:style-name="P3"><text:span text:style-name="T2">Physical Simulator Interfac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4" draw:text-style-name="P1" xml:id="id11" draw:id="id11" draw:layer="layout" draw:type="lines" draw:line-skew="0.798cm -4.527cm" svg:x1="16.284cm" svg:y1="7.6cm" svg:x2="12.469cm" svg:y2="17.828cm" draw:start-shape="id1" draw:start-glue-point="8" draw:end-shape="id2" draw:end-glue-point="12" svg:d="M16284 7600v1300l-3815 3900v5028">
          <text:p/>
        </draw:connector>
        <draw:connector draw:style-name="gr4" draw:text-style-name="P1" xml:id="id9" draw:id="id9" draw:layer="layout" draw:type="lines" draw:line-skew="-4.527cm 0.798cm" svg:x1="13.508cm" svg:y1="17.828cm" svg:x2="17.25cm" svg:y2="7.6cm" draw:start-shape="id2" draw:start-glue-point="13" draw:end-shape="id1" draw:end-glue-point="6" svg:d="M13508 17828v-5028l3742-3900v-1300">
          <text:p/>
        </draw:connector>
        <draw:connector draw:style-name="gr4" draw:text-style-name="P1" xml:id="id5" draw:id="id5" draw:layer="layout" draw:type="lines" draw:line-skew="0.798cm -4.527cm" svg:x1="4.645cm" svg:y1="7.599cm" svg:x2="8.539cm" svg:y2="17.828cm" draw:start-shape="id3" draw:start-glue-point="8" draw:end-shape="id2" draw:end-glue-point="10" svg:d="M4645 7599v1300l3894 3901v5028">
          <text:p/>
        </draw:connector>
        <draw:connector draw:style-name="gr4" draw:text-style-name="P1" xml:id="id7" draw:id="id7" draw:layer="layout" draw:type="lines" svg:x1="14.85cm" svg:y1="6.884cm" svg:x2="6.15cm" svg:y2="6.884cm" draw:start-shape="id1" draw:start-glue-point="10" draw:end-shape="id3" draw:end-glue-point="9" svg:d="M14850 6884h-501-7697-502">
          <text:p/>
        </draw:connector>
        <draw:connector draw:style-name="gr4" draw:text-style-name="P1" xml:id="id13" draw:id="id13" draw:layer="layout" draw:type="lines" svg:x1="6.15cm" svg:y1="5.314cm" svg:x2="14.85cm" svg:y2="5.314cm" draw:start-shape="id3" draw:start-glue-point="10" draw:end-shape="id1" draw:end-glue-point="9" svg:d="M6150 5314h502 7697 501">
          <text:p/>
        </draw:connector>
        <draw:custom-shape draw:style-name="gr5" draw:text-style-name="P4" xml:id="id4" draw:id="id4" draw:layer="layout" svg:width="5.5cm" svg:height="1.6cm" svg:x="1.7cm" svg:y="12.8cm">
          <text:p text:style-name="P4">GPS data (NMEA)</text:p>
          <text:p text:style-name="P4">Radar data (ARPA</text:p>
          <text:p text:style-name="P4">LiDAR data (NMEA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4.45cm" svg:y1="12.8cm" svg:x2="6.592cm" svg:y2="10.849cm" draw:start-shape="id4" draw:start-glue-point="0" draw:end-shape="id5" draw:end-glue-point="0" svg:d="M4450 12800l2142-1951">
          <text:p/>
        </draw:connector>
        <draw:custom-shape draw:style-name="gr5" draw:text-style-name="P4" xml:id="id6" draw:id="id6" draw:layer="layout" svg:width="5.5cm" svg:height="0.742cm" svg:x="7.746cm" svg:y="7.158cm">
          <text:p text:style-name="P4">Attitude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10.496cm" svg:y1="7.158cm" svg:x2="10.5cm" svg:y2="6.884cm" draw:start-shape="id6" draw:start-glue-point="0" draw:end-shape="id7" draw:end-glue-point="0" svg:d="M10496 7158l4-274">
          <text:p/>
        </draw:connector>
        <draw:custom-shape draw:style-name="gr5" draw:text-style-name="P5" xml:id="id8" draw:id="id8" draw:layer="layout" svg:width="5.5cm" svg:height="1.3cm" svg:x="14.1cm" svg:y="13cm">
          <text:p text:style-name="P4">Thruster inputs</text:p>
          <text:p text:style-name="P4">Path plan/waypoints?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16.85cm" svg:y1="13cm" svg:x2="15.379cm" svg:y2="10.85cm" draw:start-shape="id8" draw:start-glue-point="0" draw:end-shape="id9" draw:end-glue-point="0" svg:d="M16850 13000l-1471-2150">
          <text:p/>
        </draw:connector>
        <draw:custom-shape draw:style-name="gr5" draw:text-style-name="P6" xml:id="id10" draw:id="id10" draw:layer="layout" svg:width="5.5cm" svg:height="1.3cm" svg:x="7.748cm" svg:y="10.2cm">
          <text:p text:style-name="P6">IMU data</text:p>
          <text:p text:style-name="P6">Speed sensor data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13.248cm" svg:y1="10.85cm" svg:x2="14.376cm" svg:y2="10.85cm" draw:start-shape="id10" draw:start-glue-point="1" draw:end-shape="id11" draw:end-glue-point="0" svg:d="M13248 10850h1128">
          <text:p/>
        </draw:connector>
        <draw:custom-shape draw:style-name="gr5" draw:text-style-name="P4" xml:id="id12" draw:id="id12" draw:layer="layout" svg:width="5.5cm" svg:height="1.701cm" svg:x="7.749cm" svg:y="3.199cm">
          <text:p text:style-name="P4">Wind</text:p>
          <text:p text:style-name="P4">Depth</text:p>
          <text:p text:style-name="P4">Current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10.499cm" svg:y1="4.9cm" svg:x2="10.5cm" svg:y2="5.314cm" draw:start-shape="id12" draw:start-glue-point="2" draw:end-shape="id13" draw:end-glue-point="0" svg:d="M10499 4900l1 414">
          <text:p/>
        </draw:connector>
        <draw:rect draw:style-name="gr7" draw:text-style-name="P7" xml:id="id14" draw:id="id14" draw:layer="layout" svg:width="7.6cm" svg:height="2.1cm" svg:x="6.7cm" svg:y="24.4cm">
          <draw:glue-point draw:id="4" svg:x="-1.315cm" svg:y="-5.004cm"/>
          <draw:glue-point draw:id="5" svg:x="1.447cm" svg:y="-5.004cm"/>
          <text:p text:style-name="P1"><text:span text:style-name="T3">Odin Control System</text:span></text:p>
        </draw:rect>
        <draw:connector draw:style-name="gr4" draw:text-style-name="P1" xml:id="id16" draw:id="id16" draw:layer="layout" draw:type="lines" svg:x1="11.599cm" svg:y1="18.4cm" svg:x2="11.599cm" svg:y2="24.4cm" draw:start-shape="id2" draw:start-glue-point="15" draw:end-shape="id14" draw:end-glue-point="5" svg:d="M11599 18400v502 4997 501">
          <text:p/>
        </draw:connector>
        <draw:connector draw:style-name="gr4" draw:text-style-name="P1" xml:id="id18" draw:id="id18" draw:layer="layout" draw:type="lines" svg:x1="9.501cm" svg:y1="24.4cm" svg:x2="9.501cm" svg:y2="18.4cm" draw:start-shape="id14" draw:start-glue-point="4" draw:end-shape="id2" draw:end-glue-point="14" svg:d="M9501 24400v-501-4997-502">
          <text:p/>
        </draw:connector>
        <draw:custom-shape draw:style-name="gr5" draw:text-style-name="P6" xml:id="id15" draw:id="id15" draw:layer="layout" svg:width="5.5cm" svg:height="3.6cm" svg:x="13.9cm" svg:y="19.6cm">
          <text:p text:style-name="P6">GPS data</text:p>
          <text:p text:style-name="P6">Radar data</text:p>
          <text:p text:style-name="P6">LiDAR data</text:p>
          <text:p text:style-name="P6">IMU data</text:p>
          <text:p text:style-name="P6">Speed sensor data</text:p>
          <text:p text:style-name="P6">Wind sensor data</text:p>
          <text:p text:style-name="P6">Depth sensor data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8" draw:text-style-name="P1" draw:layer="layout" svg:x1="13.9cm" svg:y1="21.4cm" svg:x2="11.599cm" svg:y2="21.4cm" draw:start-shape="id15" draw:start-glue-point="3" draw:end-shape="id16" draw:end-glue-point="0" svg:d="M13900 21400h-2301">
          <text:p/>
        </draw:connector>
        <draw:custom-shape draw:style-name="gr5" draw:text-style-name="P6" xml:id="id17" draw:id="id17" draw:layer="layout" svg:width="5.5cm" svg:height="3.6cm" svg:x="1.6cm" svg:y="19.6cm">
          <text:p text:style-name="P6">Thruster inputs</text:p>
          <text:p text:style-name="P6">Path plan/waypoints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8" draw:text-style-name="P1" draw:layer="layout" svg:x1="7.1cm" svg:y1="21.4cm" svg:x2="9.501cm" svg:y2="21.4cm" draw:start-shape="id17" draw:start-glue-point="1" draw:end-shape="id18" draw:end-glue-point="0" svg:d="M7100 21400h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jetil Børs-Lind</meta:initial-creator>
    <meta:creation-date>2016-11-05T14:54:07</meta:creation-date>
    <dc:date>2016-11-06T19:14:04</dc:date>
    <dc:creator>Kjetil Børs-Lind</dc:creator>
    <meta:editing-duration>P1DT1H55M26S</meta:editing-duration>
    <meta:editing-cycles>4</meta:editing-cycles>
    <meta:generator>OpenOffice/4.1.3$Unix OpenOffice.org_project/413m1$Build-9783</meta:generator>
    <meta:document-statistic meta:object-count="26"/>
  </office:meta>
</office:document-meta>
</file>